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92in" style:rel-column-width="5070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83in" style:rel-column-width="191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03851b2"/>
    </style:style>
    <style:style style:name="P5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4de76" style:font-size-asian="16pt" style:font-size-complex="16pt"/>
    </style:style>
    <style:style style:name="T6" style:family="text">
      <style:text-properties style:font-name="Ostrich Sans Black" fo:font-size="16pt" officeooo:rsid="0047d8e1" style:font-size-asian="16pt" style:font-size-complex="16pt"/>
    </style:style>
    <style:style style:name="T7" style:family="text">
      <style:text-properties style:font-name="Ostrich Sans Black" fo:font-size="13pt" officeooo:rsid="0030671b" style:font-size-asian="13pt" style:font-size-complex="13pt"/>
    </style:style>
    <style:style style:name="T8" style:family="text">
      <style:text-properties style:font-name="Ostrich Sans Black" fo:font-size="6pt" officeooo:rsid="0030671b" style:font-size-asian="6pt" style:font-size-complex="6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44de76" style:font-size-asian="9pt" style:font-size-complex="9pt"/>
    </style:style>
    <style:style style:name="T11" style:family="text">
      <style:text-properties fo:font-size="9pt" officeooo:rsid="003b4bdf" style:font-size-asian="9pt" style:font-size-complex="9pt"/>
    </style:style>
    <style:style style:name="T12" style:family="text">
      <style:text-properties fo:font-size="9pt" officeooo:rsid="0047d8e1" style:font-size-asian="9pt" style:font-size-complex="9pt"/>
    </style:style>
    <style:style style:name="T13" style:family="text">
      <style:text-properties fo:font-size="9pt" style:text-underline-style="none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7ebfa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17fc20"/>
    </style:style>
    <style:style style:name="T18" style:family="text">
      <style:text-properties officeooo:rsid="00345f2d"/>
    </style:style>
    <style:style style:name="T19" style:family="text">
      <style:text-properties officeooo:rsid="0034f656"/>
    </style:style>
    <style:style style:name="T20" style:family="text">
      <style:text-properties officeooo:rsid="0036a90c"/>
    </style:style>
    <style:style style:name="T21" style:family="text">
      <style:text-properties officeooo:rsid="003851b2"/>
    </style:style>
    <style:style style:name="T22" style:family="text">
      <style:text-properties officeooo:rsid="00393d41"/>
    </style:style>
    <style:style style:name="T23" style:family="text">
      <style:text-properties officeooo:rsid="00395124"/>
    </style:style>
    <style:style style:name="T24" style:family="text">
      <style:text-properties officeooo:rsid="0040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6">QUI</text:p>
            <text:p text:style-name="P65">22</text:p>
            <text:p text:style-name="P53"><text:span text:style-name="T16">AGO</text:span><text:line-break/></text:p>
            <text:p text:style-name="P54">OnLine</text:p>
          </table:table-cell>
          <table:table-cell table:style-name="_31_7.B1" office:value-type="string">
            <text:p text:style-name="P52">Horário</text:p>
          </table:table-cell>
          <table:table-cell table:style-name="_31_7.B1" office:value-type="string">
            <text:p text:style-name="P52">Sala 1</text:p>
          </table:table-cell>
          <table:table-cell table:style-name="_31_7.B1" office:value-type="string">
            <text:p text:style-name="P52">Sala 2</text:p>
          </table:table-cell>
          <table:table-cell table:style-name="_31_7.E1" office:value-type="string">
            <text:p text:style-name="P52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09:00 – 10:00</text:p>
          </table:table-cell>
          <table:table-cell table:style-name="_31_7.B2" office:value-type="string">
            <text:p text:style-name="P12">Um primeiro olhar sobre o uso de sofware livre nos Estados brasileiros</text:p>
            <text:p text:style-name="P42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5">Marjori Klinczak</text:p>
          </table:table-cell>
          <table:table-cell table:style-name="_31_7.E2" office:value-type="string">
            <text:p text:style-name="P12">NO LOGZ, NO CRIME</text:p>
            <text:p text:style-name="P42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10:<text:span text:style-name="T18">0</text:span>0 – 1<text:span text:style-name="T18">2</text:span>:<text:span text:style-name="T18">0</text:span>0</text:p>
          </table:table-cell>
          <table:table-cell table:style-name="_31_7.B2" office:value-type="string">
            <text:p text:style-name="P12"><text:span text:style-name="T23">Mini-Tutorial</text:span><text:line-break/>Suprindo microserviçoes em nodejs com apache kafka</text:p>
            <text:p text:style-name="P42">João Cãndido de Souza Neto</text:p>
          </table:table-cell>
          <table:table-cell table:style-name="_31_7.B2" office:value-type="string">
            <text:p text:style-name="P16"><text:span text:style-name="T23">Mini-Tutorial</text:span><text:line-break/>A Arte da Engenharia de Prompts: Técnicas para Refinar e Personalizar <text:line-break/>suas Interações com IA <text:line-break/><text:span text:style-name="T14">Humberto Massareto</text:span></text:p>
          </table:table-cell>
          <table:table-cell table:style-name="_31_7.E2" office:value-type="string">
            <text:p text:style-name="P16"><text:span text:style-name="T23">Mini-Tutorial</text:span><text:line-break/>Provisionando um cluster failover com Nomad, KVM, Cloudinit e Glusterfs</text:p>
            <text:p text:style-name="P42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1">1<text:span text:style-name="T18">2</text:span>:00 – 14:00</text:p>
          </table:table-cell>
          <table:table-cell table:style-name="_31_7.E2" table:number-columns-spanned="3" office:value-type="string">
            <text:p text:style-name="P34"><text:span text:style-name="T24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4">14:<text:span text:style-name="T18">0</text:span>0 – 1<text:span text:style-name="T18">5</text:span>:<text:span text:style-name="T18">0</text:span>0</text:p>
          </table:table-cell>
          <table:table-cell table:style-name="_31_7.B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B2" table:number-rows-spanned="2" office:value-type="string">
            <text:p text:style-name="P16"><text:span text:style-name="T23">Mini-Tutorial</text:span><text:line-break/>Wokwi - um simulador para sistemas embarcados</text:p>
            <text:p text:style-name="P43">Gedeane Kenshima</text:p>
          </table:table-cell>
          <table:table-cell table:style-name="_31_7.E2" table:number-rows-spanned="4" office:value-type="string">
            <text:p text:style-name="P13"/>
            <text:p text:style-name="P15"><text:span text:style-name="T23">Tutorial</text:span><text:line-break/>O uso do Blender na Arquitetura de Alto Padrão!</text:p>
            <text:p text:style-name="P43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18">5</text:span>:00 – 1<text:span text:style-name="T18">6</text:span>:00</text:p>
          </table:table-cell>
          <table:table-cell table:style-name="_31_7.B2" office:value-type="string">
            <text:p text:style-name="P15">Introdução ao Liferay 7.4: Explorando um CMS Open Source e "User-Friendly"</text:p>
            <text:p text:style-name="P43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19">6</text:span>:<text:span text:style-name="T19">0</text:span>0 – 1<text:span text:style-name="T19">7</text:span>:<text:span text:style-name="T19">0</text:span>0</text:p>
          </table:table-cell>
          <table:table-cell table:style-name="_31_7.B2" office:value-type="string">
            <text:p text:style-name="P14">Usando IA para programação</text:p>
            <text:p text:style-name="P44">Cartola</text:p>
          </table:table-cell>
          <table:table-cell table:style-name="_31_7.B2" office:value-type="string">
            <text:p text:style-name="P37">O conceito dos Gêmeos Digitais e como ele só será possível através do Software Livre</text:p>
            <text:p text:style-name="P49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7">17:00 - 18:00</text:p>
          </table:table-cell>
          <table:table-cell table:style-name="_31_7.B2" office:value-type="string">
            <text:p text:style-name="P14">Comparacao de linguagens para automacao de redes usando Python, Go e Rust. Uma batalha divertida.</text:p>
            <text:p text:style-name="P44">Claus Topke</text:p>
          </table:table-cell>
          <table:table-cell table:style-name="_31_7.B2" office:value-type="string">
            <text:p text:style-name="P37">Apresentação do Rancher prime</text:p>
            <text:p text:style-name="P49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57">SEX</text:p>
            <text:p text:style-name="P66">23</text:p>
            <text:p text:style-name="P63"><text:span text:style-name="T16">AGO</text:span><text:line-break/></text:p>
            <text:p text:style-name="P55">OnLine</text:p>
          </table:table-cell>
          <table:table-cell table:style-name="Table1.B1" office:value-type="string">
            <text:p text:style-name="P59">Horário</text:p>
          </table:table-cell>
          <table:table-cell table:style-name="Table1.B1" office:value-type="string">
            <text:p text:style-name="P59">Sala 1</text:p>
          </table:table-cell>
          <table:table-cell table:style-name="Table1.B1" office:value-type="string">
            <text:p text:style-name="P59">Sala 2</text:p>
          </table:table-cell>
          <table:table-cell table:style-name="Table1.E1" office:value-type="string">
            <text:p text:style-name="P61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0">10</text:span>:00 – <text:span text:style-name="T20">11</text:span><text:span text:style-name="T15">:</text:span><text:span text:style-name="T20">0</text:span><text:span text:style-name="T15">0</text:span></text:p>
          </table:table-cell>
          <table:table-cell table:style-name="Table1.B2" office:value-type="string">
            <text:p text:style-name="P12">Execute sua própria IA <text:line-break/>de maneira privada</text:p>
            <text:p text:style-name="P42">Alexandre Alves Gonçalves</text:p>
          </table:table-cell>
          <table:table-cell table:style-name="Table1.B2" office:value-type="string">
            <text:p text:style-name="P12">Entendendo o apiserver do Kubernetes</text:p>
            <text:p text:style-name="P42">Amim Moises Salum Knabben</text:p>
          </table:table-cell>
          <table:table-cell table:style-name="Table1.E2" office:value-type="string">
            <text:p text:style-name="P12">Peritus: ferramenta de perícia em evidências multimídia da Polícia Federal</text:p>
            <text:p text:style-name="P42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0">11</text:span>:<text:span text:style-name="T20">0</text:span>0 – 1<text:span text:style-name="T20">2</text:span>:<text:span text:style-name="T20">0</text:span>0</text:p>
          </table:table-cell>
          <table:table-cell table:style-name="Table1.C3" table:number-columns-spanned="3" office:value-type="string">
            <text:p text:style-name="P12">Keynote: O uso de software livre do IBGE</text:p>
            <text:p text:style-name="P42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0">2</text:span>:<text:span text:style-name="T20">0</text:span>0 – 1<text:span text:style-name="T20">4</text:span>:<text:span text:style-name="T20">0</text:span>0</text:p>
          </table:table-cell>
          <table:table-cell table:style-name="Table1.E2" table:number-columns-spanned="3" office:value-type="string">
            <text:p text:style-name="P34"><text:span text:style-name="T24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0">4:00</text:span> – 1<text:span text:style-name="T20">4</text:span>:<text:span text:style-name="T17">3</text:span>0</text:p>
          </table:table-cell>
          <table:table-cell table:style-name="Table1.C3" table:number-columns-spanned="3" office:value-type="string">
            <text:p text:style-name="P12">Cerimônia Oficial de Abertura</text:p>
            <text:p text:style-name="P42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2">1<text:span text:style-name="T20">4</text:span>:<text:span text:style-name="T15">3</text:span>0 – 1<text:span text:style-name="T20">5</text:span>:30</text:p>
          </table:table-cell>
          <table:table-cell table:style-name="Table1.B2" office:value-type="string">
            <text:p text:style-name="P11">PostgreSQL - Monitorando performance e outros itens</text:p>
            <text:p text:style-name="P39">Lúcio Chiessi</text:p>
          </table:table-cell>
          <table:table-cell table:style-name="Table1.B2" office:value-type="string">
            <text:p text:style-name="P25">Matomo, web analytics com <text:line-break/>stack open source</text:p>
            <text:p text:style-name="P38">Claudio Ferreira Filho</text:p>
          </table:table-cell>
          <table:table-cell table:style-name="Table1.E2" office:value-type="string">
            <text:p text:style-name="P25">Git Branching: Equívocos, Erros e Soluções</text:p>
            <text:p text:style-name="P38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0">5</text:span>:30 – 1<text:span text:style-name="T20">6</text:span>:<text:span text:style-name="T20">0</text:span>0</text:p>
          </table:table-cell>
          <table:table-cell table:style-name="Table1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0">6</text:span>:<text:span text:style-name="T20">0</text:span>0 – 1<text:span text:style-name="T20">7</text:span>:00</text:p>
          </table:table-cell>
          <table:table-cell table:style-name="Table1.B2" office:value-type="string">
            <text:p text:style-name="P12">Porque eu gosto de trabalhar <text:line-break/>com open source</text:p>
            <text:p text:style-name="P42">Mateus Oliveira</text:p>
          </table:table-cell>
          <table:table-cell table:style-name="Table1.B2" office:value-type="string">
            <text:p text:style-name="P12">Curvas Fernéticas Animadas</text:p>
            <text:p text:style-name="P42">Ole Peter Smith</text:p>
          </table:table-cell>
          <table:table-cell table:style-name="Table1.E2" office:value-type="string">
            <text:p text:style-name="P12">Inspecionando pacotes RPM</text:p>
            <text:p text:style-name="P42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0">7</text:span>:00 – 1<text:span text:style-name="T20">8</text:span>:00</text:p>
          </table:table-cell>
          <table:table-cell table:style-name="Table1.E2" table:number-columns-spanned="3" office:value-type="string">
            <text:p text:style-name="P11">Painel: É possível vencer a canibalização do Mercado?</text:p>
            <text:p text:style-name="P39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0">19:00</text:p>
          </table:table-cell>
          <table:table-cell table:style-name="Table1.E2" table:number-columns-spanned="3" office:value-type="string">
            <text:p text:style-name="P30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58">SÁ<text:span text:style-name="T21">B</text:span></text:p>
            <text:p text:style-name="P67">24</text:p>
            <text:p text:style-name="P64"><text:span text:style-name="T16">AGO</text:span><text:line-break/></text:p>
            <text:p text:style-name="P55">OnLine</text:p>
          </table:table-cell>
          <table:table-cell table:style-name="Table2.B1" office:value-type="string">
            <text:p text:style-name="P60">Horário</text:p>
          </table:table-cell>
          <table:table-cell table:style-name="Table2.B1" office:value-type="string">
            <text:p text:style-name="P60">Sala 1</text:p>
          </table:table-cell>
          <table:table-cell table:style-name="Table2.B1" office:value-type="string">
            <text:p text:style-name="P60">Sala 2</text:p>
          </table:table-cell>
          <table:table-cell table:style-name="Table2.E1" office:value-type="string">
            <text:p text:style-name="P62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0"><text:span text:style-name="T21">09</text:span>:00 – <text:span text:style-name="T20">11</text:span><text:span text:style-name="T15">:</text:span><text:span text:style-name="T20">0</text:span><text:span text:style-name="T15">0</text:span></text:p>
          </table:table-cell>
          <table:table-cell table:style-name="Table2.B2" office:value-type="string">
            <text:p text:style-name="P16"><text:span text:style-name="T23">Mini-Tutorial</text:span><text:line-break/>Refatorando aplicações na prática</text:p>
            <text:p text:style-name="P41">Vinicius Campitelli</text:p>
          </table:table-cell>
          <table:table-cell table:style-name="Table2.B2" office:value-type="string">
            <text:p text:style-name="P16"><text:span text:style-name="T23">Mini-Tutorial</text:span><text:line-break/>Monte sua primeira loja <text:line-break/>virtual com WooCommerce</text:p>
            <text:p text:style-name="P41">Marco Andrei Kichalowski</text:p>
          </table:table-cell>
          <table:table-cell table:style-name="Table2.E2" office:value-type="string">
            <text:p text:style-name="P16"><text:span text:style-name="T23">Mini-Tutorial</text:span><text:line-break/>Expressões Regulares</text:p>
            <text:p text:style-name="P41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9">1<text:span text:style-name="T21">1</text:span>:<text:span text:style-name="T20">0</text:span>0 – 1<text:span text:style-name="T21">2</text:span>:<text:span text:style-name="T20">0</text:span>0</text:p>
          </table:table-cell>
          <table:table-cell table:style-name="Table2.B2" office:value-type="string">
            <text:p text:style-name="P32">Wazuh, o polvo da <text:line-break/>cibersegurança defensiva</text:p>
            <text:p text:style-name="P48">Marcius da Costa Silveira</text:p>
          </table:table-cell>
          <table:table-cell table:style-name="Table2.B2" office:value-type="string">
            <text:p text:style-name="P32">Zabbix – Usando os Parâmetros de Usuários pra monitoramento <text:line-break/>de bancos de dados</text:p>
            <text:p text:style-name="P48">Lúcio Chiessi</text:p>
          </table:table-cell>
          <table:table-cell table:style-name="Table2.E2" office:value-type="string">
            <text:p text:style-name="P17">Dominando o Troubleshooting: Estratégias e Ferramentas para Resolução de Problemas</text:p>
            <text:p text:style-name="P46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1">2</text:span><text:span text:style-name="T20">:00</text:span> – 1<text:span text:style-name="T20">4</text:span>:<text:span text:style-name="T21">0</text:span>0</text:p>
          </table:table-cell>
          <table:table-cell table:style-name="Table2.E2" table:number-columns-spanned="3" office:value-type="string">
            <text:p text:style-name="P33"><text:span text:style-name="T24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3">1<text:span text:style-name="T20">4</text:span>:<text:span text:style-name="T21">0</text:span>0 – 1<text:span text:style-name="T20">5</text:span>:<text:span text:style-name="T21">0</text:span>0</text:p>
          </table:table-cell>
          <table:table-cell table:style-name="Table2.C5" table:number-columns-spanned="3" office:value-type="string">
            <text:p text:style-name="P9">Keynote: Já fomos bons nisso!</text:p>
            <text:p text:style-name="P40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0">5</text:span>:<text:span text:style-name="T21">0</text:span>0 – 1<text:span text:style-name="T21">5</text:span>:<text:span text:style-name="T21">3</text:span>0</text:p>
          </table:table-cell>
          <table:table-cell table:style-name="Table2.E2" table:number-columns-spanned="3" office:value-type="string">
            <text:p text:style-name="P31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9">1<text:span text:style-name="T22">5</text:span>:<text:span text:style-name="T22">3</text:span>0 – 1<text:span text:style-name="T22">6</text:span>:<text:span text:style-name="T22">3</text:span>0</text:p>
          </table:table-cell>
          <table:table-cell table:style-name="Table2.B2" office:value-type="string">
            <text:p text:style-name="P10">Criando esteiras de CI/CD performáticas e seguras</text:p>
            <text:p text:style-name="P41">Vinícius Campitelli</text:p>
          </table:table-cell>
          <table:table-cell table:style-name="Table2.B2" office:value-type="string">
            <text:p text:style-name="P10">Observabilidade Além do Alcance</text:p>
            <text:p text:style-name="P41">Rafael Martin Alves Ferreira</text:p>
          </table:table-cell>
          <table:table-cell table:style-name="Table2.E2" office:value-type="string">
            <text:p text:style-name="P41">De programador local a líder global</text:p>
            <text:p text:style-name="P41">Rir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2">6</text:span>:<text:span text:style-name="T22">3</text:span>0 – 1<text:span text:style-name="T22">7</text:span>:<text:span text:style-name="T22">3</text:span>0</text:p>
          </table:table-cell>
          <table:table-cell table:style-name="Table2.B2" office:value-type="string">
            <text:p text:style-name="P9">5 plataformas livres para construir seu e-commerce</text:p>
            <text:p text:style-name="P40">Marco Andrei Kichalowsky</text:p>
          </table:table-cell>
          <table:table-cell table:style-name="Table2.B2" office:value-type="string">
            <text:p text:style-name="P35">Escreva monolitos, publique microsserviços usando </text:p>
            <text:p text:style-name="P35">Go e o ServiceWeaver</text:p>
            <text:p text:style-name="P50">Elton Minetto</text:p>
          </table:table-cell>
          <table:table-cell table:style-name="Table2.E2" office:value-type="string">
            <text:p text:style-name="P9">Revisando os conceitos: Hacker ou Maker?</text:p>
            <text:p text:style-name="P40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1"><text:span text:style-name="T22">17:30 - </text:span>1<text:span text:style-name="T22">8</text:span>:00</text:p>
          </table:table-cell>
          <table:table-cell table:style-name="Table2.C5" table:number-columns-spanned="3" office:value-type="string">
            <text:p text:style-name="P31">Cerimônia Oficial de Encerramento</text:p>
            <text:p text:style-name="P47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6">19:00</text:p>
          </table:table-cell>
          <table:table-cell table:style-name="Table2.E2" table:number-columns-spanned="3" office:value-type="string">
            <text:p text:style-name="P36">Happy Hour</text:p>
          </table:table-cell>
          <table:covered-table-cell/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7d8e1" style:font-size-asian="16pt" style:font-size-complex="16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size="9pt" officeooo:rsid="0047d8e1" style:font-size-asian="9pt" style:font-size-complex="9pt"/>
    </style:style>
    <style:style style:name="MT10" style:family="text">
      <style:text-properties fo:font-size="9pt" officeooo:rsid="003b4bdf" style:font-size-asian="9pt" style:font-size-complex="9pt"/>
    </style:style>
    <style:style style:name="MT11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</text:span><text:span text:style-name="MT7">2</text:span><text:span text:style-name="MT6">.</text:span><text:span text:style-name="MT7">0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8">CC BY-SA ConFLOSS - <text:s text:c="2"/>Versão 0.</text:span><text:span text:style-name="MT9">2</text:span><text:span text:style-name="MT8">.0- </text:span><text:span text:style-name="MT10">2024-0</text:span><text:span text:style-name="MT9">7</text:span><text:span text:style-name="MT10">-</text:span><text:span text:style-name="MT9">13</text:span></text:p>
        <text:p text:style-name="MP3"><text:span text:style-name="MT8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1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7-13T11:50:47.605294249</dc:date>
    <meta:editing-duration>PT11H58M32S</meta:editing-duration>
    <meta:editing-cycles>64</meta:editing-cycles>
    <meta:generator>LibreOffice/24.2.4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9" meta:word-count="539" meta:character-count="3591" meta:non-whitespace-character-count="3153"/>
  </office:meta>
</office:document-meta>
</file>